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1" svg:font-family="Courier" style:font-adornments="Oblique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666666" draw:marker-start-width="0.321cm" draw:marker-end-width="0.321cm" draw:fill-color="#9999ff" draw:textarea-vertical-align="middle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draw:stroke="soli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666666" draw:marker-start-width="0.321cm" draw:marker-end-width="0.321cm" draw:fill-color="#66ccff" draw:textarea-vertical-align="middle" fo:padding-top="0.165cm" fo:padding-bottom="0.165cm" fo:padding-left="0.29cm" fo:padding-right="0.29cm"/>
      <style:paragraph-properties style:writing-mode="lr-tb"/>
    </style:style>
    <style:style style:name="gr4" style:family="graphic" style:parent-style-name="objectwithoutfill">
      <style:graphic-properties draw:stroke="solid" svg:stroke-width="0.106cm" svg:stroke-color="#666666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/>
      <style:paragraph-properties style:writing-mode="lr-tb"/>
    </style:style>
    <style:style style:name="gr6" style:family="graphic" style:parent-style-name="standard">
      <style:graphic-properties svg:stroke-width="0.035cm" svg:stroke-color="#3333ff" draw:marker-start-width="0.252cm" draw:marker-end-width="0.252cm" draw:fill-color="#66cc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00cc33" draw:marker-start-width="0.252cm" draw:marker-end-width="0.252cm" draw:fill-color="#66ff99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8" style:family="graphic" style:parent-style-name="standard">
      <style:graphic-properties svg:stroke-width="0.035cm" svg:stroke-color="#6600ff" draw:marker-start-width="0.252cm" draw:marker-end-width="0.252cm" draw:fill-color="#99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5.705cm"/>
      <style:paragraph-properties style:writing-mode="lr-tb"/>
    </style:style>
    <style:style style:name="gr10" style:family="graphic" style:parent-style-name="standard">
      <style:graphic-properties draw:stroke="dash" draw:stroke-dash="Fine_20_Dashed" svg:stroke-width="0.081cm" svg:stroke-color="#666666" draw:marker-start-width="0.321cm" draw:marker-end-width="0.321cm" draw:fill-color="#b2b2b2" draw:textarea-vertical-align="middle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loext:graphic-properties draw:fill-color="#9999ff"/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3" style:family="paragraph">
      <loext:graphic-properties draw:fill="none"/>
      <style:paragraph-properties fo:margin-left="0cm" fo:margin-right="0cm" fo:text-align="center" fo:text-indent="0cm"/>
    </style:style>
    <style:style style:name="P4" style:family="paragraph">
      <loext:graphic-properties draw:fill-color="#66ccff"/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66ccff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9" style:family="paragraph">
      <loext:graphic-properties draw:fill-color="#66ff99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10" style:family="paragraph">
      <loext:graphic-properties draw:fill-color="#9999ff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11" style:family="paragraph">
      <loext:graphic-properties draw:fill="none" draw:fill-color="#ffffff"/>
      <style:paragraph-properties fo:margin-left="0cm" fo:margin-right="0cm" fo:text-indent="0cm"/>
      <style:text-properties fo:color="#0066cc"/>
    </style:style>
    <style:style style:name="P12" style:family="paragraph">
      <loext:graphic-properties draw:fill-color="#b2b2b2"/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66cc" style:font-name="Courier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2" draw:layer="layout" svg:width="0.779cm" svg:height="0.821cm" svg:x="4.569cm" svg:y="9.582cm">
          <text:p text:style-name="P1"><text:span text:style-name="T1">B</text:span></text:p>
        </draw:ellipse>
        <draw:line draw:style-name="gr2" draw:text-style-name="P3" draw:layer="layout" svg:x1="4.959cm" svg:y1="10.403cm" svg:x2="4.959cm" svg:y2="11.596cm">
          <text:p/>
        </draw:line>
        <draw:ellipse draw:style-name="gr1" draw:text-style-name="P2" draw:layer="layout" svg:width="0.779cm" svg:height="0.819cm" svg:x="4.569cm" svg:y="11.596cm">
          <text:p text:style-name="P1"><text:span text:style-name="T1">A</text:span></text:p>
        </draw:ellipse>
        <draw:ellipse draw:style-name="gr3" draw:text-style-name="P4" draw:layer="layout" svg:width="0.778cm" svg:height="0.82cm" svg:x="6.198cm" svg:y="8.166cm">
          <text:p text:style-name="P1"><text:span text:style-name="T1">C</text:span></text:p>
        </draw:ellipse>
        <draw:line draw:style-name="gr4" draw:text-style-name="P3" draw:layer="layout" svg:x1="6.268cm" svg:y1="8.837cm" svg:x2="5.277cm" svg:y2="9.732cm">
          <text:p/>
        </draw:line>
        <draw:ellipse draw:style-name="gr3" draw:text-style-name="P4" draw:layer="layout" svg:width="0.778cm" svg:height="0.82cm" svg:x="6.198cm" svg:y="6.153cm">
          <text:p text:style-name="P1"><text:span text:style-name="T1">D</text:span></text:p>
        </draw:ellipse>
        <draw:line draw:style-name="gr2" draw:text-style-name="P3" draw:layer="layout" svg:x1="6.587cm" svg:y1="6.973cm" svg:x2="6.587cm" svg:y2="8.166cm">
          <text:p/>
        </draw:line>
        <draw:ellipse draw:style-name="gr3" draw:text-style-name="P4" draw:layer="layout" svg:width="0.778cm" svg:height="0.819cm" svg:x="6.198cm" svg:y="4.14cm">
          <text:p text:style-name="P1"><text:span text:style-name="T1">E</text:span></text:p>
        </draw:ellipse>
        <draw:line draw:style-name="gr2" draw:text-style-name="P3" draw:layer="layout" svg:x1="6.587cm" svg:y1="4.96cm" svg:x2="6.587cm" svg:y2="6.153cm">
          <text:p/>
        </draw:line>
        <draw:ellipse draw:style-name="gr1" draw:text-style-name="P2" draw:layer="layout" svg:width="0.779cm" svg:height="0.82cm" svg:x="4.57cm" svg:y="7.611cm">
          <text:p text:style-name="P1"><text:span text:style-name="T1">F</text:span></text:p>
        </draw:ellipse>
        <draw:line draw:style-name="gr2" draw:text-style-name="P3" draw:layer="layout" svg:x1="4.959cm" svg:y1="8.43cm" svg:x2="4.959cm" svg:y2="9.623cm">
          <text:p/>
        </draw:line>
        <draw:frame draw:style-name="gr5" draw:text-style-name="P6" draw:layer="layout" svg:width="3.326cm" svg:height="0.962cm" svg:x="4.859cm" svg:y="13.654cm">
          <draw:text-box>
            <text:p text:style-name="P5">Initial</text:p>
          </draw:text-box>
        </draw:frame>
        <draw:custom-shape draw:style-name="gr6" draw:text-style-name="P8" draw:layer="layout" svg:width="1.549cm" svg:height="0.7cm" svg:x="7.551cm" svg:y="4.418cm">
          <text:p text:style-name="P7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9" draw:layer="layout" svg:width="1.549cm" svg:height="0.7cm" svg:x="2.338cm" svg:y="6.816cm">
          <text:p text:style-name="P7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785.5483870968 34572.3252496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1.549cm" svg:height="0.7cm" svg:x="2.374cm" svg:y="8.024cm">
          <text:p text:style-name="P7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11" draw:layer="layout" svg:width="6.205cm" svg:height="0.984cm" svg:x="10.854cm" svg:y="13.7cm">
          <draw:text-box>
            <text:p text:style-name="P5"><text:span text:style-name="T2">git checkout D</text:span></text:p>
          </draw:text-box>
        </draw:frame>
        <draw:ellipse draw:style-name="gr10" draw:text-style-name="P12" draw:layer="layout" svg:width="0.778cm" svg:height="0.82cm" svg:x="7.798cm" svg:y="9.967cm">
          <text:p text:style-name="P1"><text:span text:style-name="T1">F</text:span></text:p>
        </draw:ellipse>
        <draw:ellipse draw:style-name="gr10" draw:text-style-name="P12" draw:layer="layout" svg:width="0.778cm" svg:height="0.82cm" svg:x="7.798cm" svg:y="7.954cm">
          <text:p text:style-name="P1"><text:span text:style-name="T1">G</text:span></text:p>
        </draw:ellipse>
        <draw:line draw:style-name="gr2" draw:text-style-name="P3" draw:layer="layout" svg:x1="8.187cm" svg:y1="8.774cm" svg:x2="8.187cm" svg:y2="9.967cm">
          <text:p/>
        </draw:line>
        <draw:line draw:style-name="gr4" draw:text-style-name="P3" draw:layer="layout" svg:x1="7.759cm" svg:y1="10.5cm" svg:x2="5.368cm" svg:y2="11.995cm">
          <text:p/>
        </draw:line>
        <draw:ellipse draw:style-name="gr1" draw:text-style-name="P2" draw:layer="layout" svg:width="0.779cm" svg:height="0.821cm" svg:x="12.569cm" svg:y="9.583cm">
          <text:p text:style-name="P1"><text:span text:style-name="T1">B</text:span></text:p>
        </draw:ellipse>
        <draw:line draw:style-name="gr2" draw:text-style-name="P3" draw:layer="layout" svg:x1="12.959cm" svg:y1="10.404cm" svg:x2="12.959cm" svg:y2="11.597cm">
          <text:p/>
        </draw:line>
        <draw:ellipse draw:style-name="gr1" draw:text-style-name="P2" draw:layer="layout" svg:width="0.779cm" svg:height="0.819cm" svg:x="12.569cm" svg:y="11.597cm">
          <text:p text:style-name="P1"><text:span text:style-name="T1">A</text:span></text:p>
        </draw:ellipse>
        <draw:ellipse draw:style-name="gr3" draw:text-style-name="P4" draw:layer="layout" svg:width="0.778cm" svg:height="0.82cm" svg:x="14.198cm" svg:y="8.167cm">
          <text:p text:style-name="P1"><text:span text:style-name="T1">C</text:span></text:p>
        </draw:ellipse>
        <draw:line draw:style-name="gr4" draw:text-style-name="P3" draw:layer="layout" svg:x1="14.268cm" svg:y1="8.838cm" svg:x2="13.277cm" svg:y2="9.733cm">
          <text:p/>
        </draw:line>
        <draw:ellipse draw:style-name="gr3" draw:text-style-name="P4" draw:layer="layout" svg:width="0.778cm" svg:height="0.82cm" svg:x="14.198cm" svg:y="6.154cm">
          <text:p text:style-name="P1"><text:span text:style-name="T1">D</text:span></text:p>
        </draw:ellipse>
        <draw:line draw:style-name="gr2" draw:text-style-name="P3" draw:layer="layout" svg:x1="14.587cm" svg:y1="6.974cm" svg:x2="14.587cm" svg:y2="8.167cm">
          <text:p/>
        </draw:line>
        <draw:ellipse draw:style-name="gr3" draw:text-style-name="P4" draw:layer="layout" svg:width="0.778cm" svg:height="0.819cm" svg:x="14.198cm" svg:y="4.141cm">
          <text:p text:style-name="P1"><text:span text:style-name="T1">E</text:span></text:p>
        </draw:ellipse>
        <draw:line draw:style-name="gr2" draw:text-style-name="P3" draw:layer="layout" svg:x1="14.587cm" svg:y1="4.961cm" svg:x2="14.587cm" svg:y2="6.154cm">
          <text:p/>
        </draw:line>
        <draw:ellipse draw:style-name="gr1" draw:text-style-name="P2" draw:layer="layout" svg:width="0.779cm" svg:height="0.82cm" svg:x="12.57cm" svg:y="7.612cm">
          <text:p text:style-name="P1"><text:span text:style-name="T1">F</text:span></text:p>
        </draw:ellipse>
        <draw:line draw:style-name="gr2" draw:text-style-name="P3" draw:layer="layout" svg:x1="12.959cm" svg:y1="8.431cm" svg:x2="12.959cm" svg:y2="9.624cm">
          <text:p/>
        </draw:line>
        <draw:custom-shape draw:style-name="gr6" draw:text-style-name="P8" draw:layer="layout" svg:width="1.549cm" svg:height="0.7cm" svg:x="15.551cm" svg:y="4.419cm">
          <text:p text:style-name="P7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9" draw:layer="layout" svg:width="1.549cm" svg:height="0.7cm" svg:x="15.559cm" svg:y="6.1cm">
          <text:p text:style-name="P7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075.87096774194 14389.72895863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1.549cm" svg:height="0.7cm" svg:x="10.374cm" svg:y="8.025cm">
          <text:p text:style-name="P7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0" draw:text-style-name="P12" draw:layer="layout" svg:width="0.778cm" svg:height="0.82cm" svg:x="15.798cm" svg:y="9.968cm">
          <text:p text:style-name="P1"><text:span text:style-name="T1">F</text:span></text:p>
        </draw:ellipse>
        <draw:ellipse draw:style-name="gr10" draw:text-style-name="P12" draw:layer="layout" svg:width="0.778cm" svg:height="0.82cm" svg:x="15.798cm" svg:y="7.955cm">
          <text:p text:style-name="P1"><text:span text:style-name="T1">G</text:span></text:p>
        </draw:ellipse>
        <draw:line draw:style-name="gr2" draw:text-style-name="P3" draw:layer="layout" svg:x1="16.187cm" svg:y1="8.775cm" svg:x2="16.187cm" svg:y2="9.968cm">
          <text:p/>
        </draw:line>
        <draw:line draw:style-name="gr4" draw:text-style-name="P3" draw:layer="layout" svg:x1="15.759cm" svg:y1="10.501cm" svg:x2="13.368cm" svg:y2="11.996cm">
          <text:p/>
        </draw:line>
        <draw:ellipse draw:style-name="gr1" draw:text-style-name="P2" draw:layer="layout" svg:width="0.779cm" svg:height="0.821cm" svg:x="21.169cm" svg:y="9.583cm">
          <text:p text:style-name="P1"><text:span text:style-name="T1">B</text:span></text:p>
        </draw:ellipse>
        <draw:line draw:style-name="gr2" draw:text-style-name="P3" draw:layer="layout" svg:x1="21.559cm" svg:y1="10.404cm" svg:x2="21.559cm" svg:y2="11.597cm">
          <text:p/>
        </draw:line>
        <draw:ellipse draw:style-name="gr1" draw:text-style-name="P2" draw:layer="layout" svg:width="0.779cm" svg:height="0.819cm" svg:x="21.169cm" svg:y="11.597cm">
          <text:p text:style-name="P1"><text:span text:style-name="T1">A</text:span></text:p>
        </draw:ellipse>
        <draw:ellipse draw:style-name="gr3" draw:text-style-name="P4" draw:layer="layout" svg:width="0.778cm" svg:height="0.82cm" svg:x="22.798cm" svg:y="8.167cm">
          <text:p text:style-name="P1"><text:span text:style-name="T1">C</text:span></text:p>
        </draw:ellipse>
        <draw:line draw:style-name="gr4" draw:text-style-name="P3" draw:layer="layout" svg:x1="22.868cm" svg:y1="8.838cm" svg:x2="21.877cm" svg:y2="9.733cm">
          <text:p/>
        </draw:line>
        <draw:ellipse draw:style-name="gr3" draw:text-style-name="P4" draw:layer="layout" svg:width="0.778cm" svg:height="0.82cm" svg:x="22.798cm" svg:y="6.154cm">
          <text:p text:style-name="P1"><text:span text:style-name="T1">D</text:span></text:p>
        </draw:ellipse>
        <draw:line draw:style-name="gr2" draw:text-style-name="P3" draw:layer="layout" svg:x1="23.187cm" svg:y1="6.974cm" svg:x2="23.187cm" svg:y2="8.167cm">
          <text:p/>
        </draw:line>
        <draw:ellipse draw:style-name="gr3" draw:text-style-name="P4" draw:layer="layout" svg:width="0.778cm" svg:height="0.819cm" svg:x="22.798cm" svg:y="4.141cm">
          <text:p text:style-name="P1"><text:span text:style-name="T1">E</text:span></text:p>
        </draw:ellipse>
        <draw:line draw:style-name="gr2" draw:text-style-name="P3" draw:layer="layout" svg:x1="23.187cm" svg:y1="4.961cm" svg:x2="23.187cm" svg:y2="6.154cm">
          <text:p/>
        </draw:line>
        <draw:ellipse draw:style-name="gr1" draw:text-style-name="P2" draw:layer="layout" svg:width="0.779cm" svg:height="0.82cm" svg:x="21.17cm" svg:y="7.612cm">
          <text:p text:style-name="P1"><text:span text:style-name="T1">F</text:span></text:p>
        </draw:ellipse>
        <draw:line draw:style-name="gr2" draw:text-style-name="P3" draw:layer="layout" svg:x1="21.559cm" svg:y1="8.431cm" svg:x2="21.559cm" svg:y2="9.624cm">
          <text:p/>
        </draw:line>
        <draw:custom-shape draw:style-name="gr6" draw:text-style-name="P8" draw:layer="layout" svg:width="1.549cm" svg:height="0.7cm" svg:x="24.151cm" svg:y="4.419cm">
          <text:p text:style-name="P7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1.549cm" svg:height="0.7cm" svg:x="18.974cm" svg:y="8.025cm">
          <text:p text:style-name="P7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0" draw:text-style-name="P12" draw:layer="layout" svg:width="0.778cm" svg:height="0.82cm" svg:x="24.398cm" svg:y="9.968cm">
          <text:p text:style-name="P1"><text:span text:style-name="T1">F</text:span></text:p>
        </draw:ellipse>
        <draw:ellipse draw:style-name="gr10" draw:text-style-name="P12" draw:layer="layout" svg:width="0.778cm" svg:height="0.82cm" svg:x="24.398cm" svg:y="7.955cm">
          <text:p text:style-name="P1"><text:span text:style-name="T1">G</text:span></text:p>
        </draw:ellipse>
        <draw:line draw:style-name="gr2" draw:text-style-name="P3" draw:layer="layout" svg:x1="24.787cm" svg:y1="8.775cm" svg:x2="24.787cm" svg:y2="9.968cm">
          <text:p/>
        </draw:line>
        <draw:line draw:style-name="gr4" draw:text-style-name="P3" draw:layer="layout" svg:x1="24.359cm" svg:y1="10.501cm" svg:x2="21.968cm" svg:y2="11.996cm">
          <text:p/>
        </draw:line>
        <draw:custom-shape draw:style-name="gr7" draw:text-style-name="P9" draw:layer="layout" svg:width="1.549cm" svg:height="0.7cm" svg:x="25.61cm" svg:y="7.9cm">
          <text:p text:style-name="P7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075.87096774194 14389.72895863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11" draw:layer="layout" svg:width="6.205cm" svg:height="0.984cm" svg:x="19.659cm" svg:y="13.7cm">
          <draw:text-box>
            <text:p text:style-name="P5"><text:span text:style-name="T2">git checkout 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1" svg:font-family="Courier" style:font-adornments="Oblique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859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 m</meta:initial-creator>
    <meta:creation-date>2020-05-02T11:34:17</meta:creation-date>
    <dc:date>2021-12-13T17:46:01.938820297</dc:date>
    <meta:editing-duration>P1DT3H59M10S</meta:editing-duration>
    <meta:editing-cycles>16</meta:editing-cycles>
    <meta:generator>LibreOffice/6.4.7.2$Linux_X86_64 LibreOffice_project/40$Build-2</meta:generator>
    <meta:document-statistic meta:object-count="57"/>
  </office:meta>
</office:document-meta>
</file>